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AdviceBeanDefinitionParser.addRollbackRuleAttributesTo( List &lt; RollbackRuleAttribute &gt; rollbackRules , String rollbackFo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Advice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Advice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xAdviceBeanDefinitionParser.addNoRollbackRuleAttributesTo( List &lt; RollbackRuleAttribute &gt; rollbackRules , String noRollbackFo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AdviceBeanDefinitionParser.parseAttributeSource( Element attrEle , ParserContext parser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